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ssessment-1</text:span></text:p>
      <text:p text:style-name="P1"/>
      <text:p text:style-name="P1">● Write a program to make multiplication of 2-D Matrix </text:p>
      <text:p text:style-name="P1">=&gt;#include &lt;iostream&gt;</text:p>
      <text:p text:style-name="P1">using namespace std;</text:p>
      <text:p text:style-name="P1"/>
      <text:p text:style-name="P1">const int SIZE = 2;</text:p>
      <text:p text:style-name="P1"/>
      <text:p text:style-name="P1">void readMatrix(int matrix[SIZE][SIZE], const string&amp; name) {</text:p>
      <text:p text:style-name="P1"><text:s text:c="4"/>cout &lt;&lt; "Enter elements of " &lt;&lt; name &lt;&lt; " 2x2 matrix:\n";</text:p>
      <text:p text:style-name="P1"><text:s text:c="4"/>for (int i = 0; i &lt; SIZE; i++) {</text:p>
      <text:p text:style-name="P1"><text:s text:c="8"/>for (int j = 0; j &lt; SIZE; j++) {</text:p>
      <text:p text:style-name="P1"><text:s text:c="12"/>cin &gt;&gt; matrix[i][j];</text:p>
      <text:p text:style-name="P1"><text:s text:c="8"/>}</text:p>
      <text:p text:style-name="P1"><text:s text:c="4"/>}</text:p>
      <text:p text:style-name="P1">}</text:p>
      <text:p text:style-name="P1"/>
      <text:p text:style-name="P1">void multiplyMatrices(const int mat1[SIZE][SIZE], const int mat2[SIZE][SIZE], int result[SIZE][SIZE]) {</text:p>
      <text:p text:style-name="P1"><text:s text:c="4"/>for (int i = 0; i &lt; SIZE; i++) {</text:p>
      <text:p text:style-name="P1"><text:s text:c="8"/>for (int j = 0; j &lt; SIZE; j++) {</text:p>
      <text:p text:style-name="P1"><text:s text:c="12"/>result[i][j] = 0;</text:p>
      <text:p text:style-name="P1"><text:s text:c="12"/>for (int k = 0; k &lt; SIZE; k++) {</text:p>
      <text:p text:style-name="P1"><text:s text:c="16"/>result[i][j] += mat1[i][k] * mat2[k][j]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void displayMatrix(const int matrix[SIZE][SIZE], const string&amp; name) {</text:p>
      <text:p text:style-name="P1"><text:s text:c="4"/>cout &lt;&lt; "\n" &lt;&lt; name &lt;&lt; ":\n";</text:p>
      <text:p text:style-name="P1"><text:s text:c="4"/>for (int i = 0; i &lt; SIZE; i++) {</text:p>
      <text:p text:style-name="P1"><text:s text:c="8"/>for (int j = 0; j &lt; SIZE; j++) {</text:p>
      <text:p text:style-name="P1"><text:s text:c="12"/>cout &lt;&lt; matrix[i][j] &lt;&lt; "\t";</text:p>
      <text:p text:style-name="P1"><text:s text:c="8"/>}</text:p>
      <text:p text:style-name="P1"><text:s text:c="8"/>cout &lt;&lt; "\n";</text:p>
      <text:p text:style-name="P1"><text:s text:c="4"/>}</text:p>
      <text:p text:style-name="P1">}</text:p>
      <text:p text:style-name="P1"/>
      <text:p text:style-name="P1">int main() {</text:p>
      <text:p text:style-name="P1"><text:s text:c="4"/>int mat1[SIZE][SIZE], mat2[SIZE][SIZE], result[SIZE][SIZE];</text:p>
      <text:p text:style-name="P1"/>
      <text:p text:style-name="P1"><text:soft-page-break/><text:s text:c="4"/>readMatrix(mat1, "first");</text:p>
      <text:p text:style-name="P1"><text:s text:c="4"/>readMatrix(mat2, "second");</text:p>
      <text:p text:style-name="P1"/>
      <text:p text:style-name="P1"><text:s text:c="4"/>multiplyMatrices(mat1, mat2, result);</text:p>
      <text:p text:style-name="P1"/>
      <text:p text:style-name="P1"><text:s text:c="4"/>displayMatrix(mat1, "First Matrix");</text:p>
      <text:p text:style-name="P1"><text:s text:c="4"/>displayMatrix(mat2, "Second Matrix");</text:p>
      <text:p text:style-name="P1"><text:s text:c="4"/>displayMatrix(result, "Result Matrix (Multiplication)");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ya bhatt</meta:initial-creator>
    <meta:creation-date>2025-07-15T13:19:34.99</meta:creation-date>
    <meta:document-statistic meta:table-count="0" meta:image-count="0" meta:object-count="0" meta:page-count="2" meta:paragraph-count="42" meta:word-count="191" meta:character-count="1297"/>
    <dc:date>2025-07-15T13:28:41.73</dc:date>
    <dc:creator>diya bhatt</dc:creator>
    <meta:editing-duration>PT9M7S</meta:editing-duration>
    <meta:editing-cycles>1</meta:editing-cycles>
    <meta:generator>OpenOffice/4.1.15$Win32 OpenOffice.org_project/4115m2$Build-9813</meta:generator>
  </office:meta>
</office:document-meta>
</file>